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ott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otted_20__28_var_29_" svg:stroke-width="0.05cm" draw:marker-start-width="0.275cm" draw:marker-end-width="0.275cm" draw:fill="solid" draw:fill-color="#b847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line draw:style-name="gr1" draw:text-style-name="P1" draw:layer="layout" svg:x1="2.5cm" svg:y1="2.5cm" svg:x2="5cm" svg:y2="2.5cm">
              <text:p text:style-name="P2"/>
            </draw:line>
            <draw:line draw:style-name="gr1" draw:text-style-name="P1" draw:layer="layout" svg:x1="2.5cm" svg:y1="3cm" svg:x2="2.5cm" svg:y2="2.5cm">
              <text:p text:style-name="P2"/>
            </draw:line>
            <draw:line draw:style-name="gr1" draw:text-style-name="P1" draw:layer="layout" svg:x1="3cm" svg:y1="3cm" svg:x2="3cm" svg:y2="2.5cm">
              <text:p text:style-name="P2"/>
            </draw:line>
            <draw:line draw:style-name="gr1" draw:text-style-name="P1" draw:layer="layout" svg:x1="3.5cm" svg:y1="3cm" svg:x2="3.5cm" svg:y2="2.5cm">
              <text:p text:style-name="P2"/>
            </draw:line>
            <draw:line draw:style-name="gr1" draw:text-style-name="P1" draw:layer="layout" svg:x1="4cm" svg:y1="3cm" svg:x2="4cm" svg:y2="2.5cm">
              <text:p text:style-name="P2"/>
            </draw:line>
            <draw:line draw:style-name="gr1" draw:text-style-name="P1" draw:layer="layout" svg:x1="4.5cm" svg:y1="3cm" svg:x2="4.5cm" svg:y2="2.5cm">
              <text:p text:style-name="P2"/>
            </draw:line>
            <draw:line draw:style-name="gr1" draw:text-style-name="P1" draw:layer="layout" svg:x1="5cm" svg:y1="3cm" svg:x2="5cm" svg:y2="2.5cm">
              <text:p text:style-name="P2"/>
            </draw:line>
            <draw:custom-shape draw:style-name="gr2" draw:text-style-name="P1" draw:layer="layout" svg:width="0.4cm" svg:height="0.4cm" svg:x="2.292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2.8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3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8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3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8cm" svg:y="3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3.75cm" svg:y1="2.5cm" svg:x2="3.75cm" svg:y2="1.5cm">
              <text:p text:style-name="P2"/>
            </draw:line>
            <draw:custom-shape draw:style-name="gr4" draw:text-style-name="P1" draw:layer="layout" svg:width="0.4cm" svg:height="0.4cm" svg:x="3.542cm" svg:y="1.792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3.75cm" svg:y1="1.5cm" svg:x2="7.25cm" svg:y2="1.5cm">
              <text:p text:style-name="P2"/>
            </draw:line>
            <draw:line draw:style-name="gr3" draw:text-style-name="P1" draw:layer="layout" svg:x1="5.5cm" svg:y1="1.5cm" svg:x2="5.5cm" svg:y2="0.5cm">
              <text:p text:style-name="P2"/>
            </draw:line>
            <draw:custom-shape draw:style-name="gr4" draw:text-style-name="P1" draw:layer="layout" svg:width="0.4cm" svg:height="0.4cm" svg:x="5.3cm" svg:y="0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1" draw:text-style-name="P1" draw:layer="layout" svg:x1="6cm" svg:y1="2cm" svg:x2="8.5cm" svg:y2="2cm">
              <text:p text:style-name="P2"/>
            </draw:line>
            <draw:line draw:style-name="gr1" draw:text-style-name="P1" draw:layer="layout" svg:x1="6cm" svg:y1="3cm" svg:x2="6cm" svg:y2="2cm">
              <text:p text:style-name="P2"/>
            </draw:line>
            <draw:line draw:style-name="gr1" draw:text-style-name="P1" draw:layer="layout" svg:x1="6.5cm" svg:y1="3cm" svg:x2="6.5cm" svg:y2="2cm">
              <text:p text:style-name="P2"/>
            </draw:line>
            <draw:line draw:style-name="gr1" draw:text-style-name="P1" draw:layer="layout" svg:x1="7cm" svg:y1="3cm" svg:x2="7cm" svg:y2="2cm">
              <text:p text:style-name="P2"/>
            </draw:line>
            <draw:line draw:style-name="gr1" draw:text-style-name="P1" draw:layer="layout" svg:x1="7.5cm" svg:y1="3cm" svg:x2="7.5cm" svg:y2="2cm">
              <text:p text:style-name="P2"/>
            </draw:line>
            <draw:line draw:style-name="gr1" draw:text-style-name="P1" draw:layer="layout" svg:x1="8cm" svg:y1="3cm" svg:x2="8cm" svg:y2="2cm">
              <text:p text:style-name="P2"/>
            </draw:line>
            <draw:line draw:style-name="gr1" draw:text-style-name="P1" draw:layer="layout" svg:x1="8.5cm" svg:y1="3cm" svg:x2="8.5cm" svg:y2="2cm">
              <text:p text:style-name="P2"/>
            </draw:line>
            <draw:custom-shape draw:style-name="gr4" draw:text-style-name="P1" draw:layer="layout" svg:width="0.4cm" svg:height="0.4cm" svg:x="5.8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6.3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6.8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7.3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7.8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8.3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7.25cm" svg:y1="2cm" svg:x2="7.25cm" svg:y2="1.5cm">
              <text:p text:style-name="P2"/>
            </draw:line>
          </draw:g>
          <draw:frame draw:style-name="gr5" draw:text-style-name="P3" draw:layer="layout" svg:width="0.921cm" svg:height="0.645cm" svg:x="2.04cm" svg:y="0.178cm">
            <draw:text-box>
              <text:p text:style-name="P2"><text:span text:style-name="T1">(a)</text:span></text:p>
            </draw:text-box>
          </draw:frame>
        </draw:g>
        <draw:g>
          <draw:line draw:style-name="gr3" draw:text-style-name="P1" draw:layer="layout" svg:x1="13cm" svg:y1="0.5cm" svg:x2="13cm" svg:y2="1.5cm">
            <text:p text:style-name="P2"/>
          </draw:line>
          <draw:line draw:style-name="gr3" draw:text-style-name="P1" draw:layer="layout" svg:x1="12.5cm" svg:y1="1.5cm" svg:x2="13.5cm" svg:y2="1.5cm">
            <text:p text:style-name="P2"/>
          </draw:line>
          <draw:line draw:style-name="gr3" draw:text-style-name="P1" draw:layer="layout" svg:x1="12.5cm" svg:y1="2cm" svg:x2="12.5cm" svg:y2="1.5cm">
            <text:p text:style-name="P2"/>
          </draw:line>
          <draw:line draw:style-name="gr3" draw:text-style-name="P1" draw:layer="layout" svg:x1="13.5cm" svg:y1="2cm" svg:x2="13.5cm" svg:y2="1.5cm">
            <text:p text:style-name="P2"/>
          </draw:line>
          <draw:custom-shape draw:style-name="gr2" draw:text-style-name="P1" draw:layer="layout" svg:width="0.4cm" svg:height="0.4cm" svg:x="12.3cm" svg:y="2cm">
            <text:p text:style-name="P2"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4cm" svg:height="0.4cm" svg:x="13.3cm" svg:y="2cm">
            <text:p text:style-name="P2"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4cm" svg:height="0.4cm" svg:x="12.8cm" svg:y="0.3cm">
            <text:p text:style-name="P2"/>
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5" draw:text-style-name="P3" draw:layer="layout" svg:width="0.921cm" svg:height="0.645cm" svg:x="11.04cm" svg:y="0.178cm">
            <draw:text-box>
              <text:p text:style-name="P2"><text:span text:style-name="T1">(b)</text:span></text:p>
            </draw:text-box>
          </draw:frame>
        </draw:g>
        <draw:g>
          <draw:g>
            <draw:line draw:style-name="gr1" draw:text-style-name="P1" draw:layer="layout" svg:x1="2.5cm" svg:y1="7.5cm" svg:x2="5cm" svg:y2="7.5cm">
              <text:p text:style-name="P2"/>
            </draw:line>
            <draw:line draw:style-name="gr1" draw:text-style-name="P1" draw:layer="layout" svg:x1="2.5cm" svg:y1="8cm" svg:x2="2.5cm" svg:y2="7.5cm">
              <text:p text:style-name="P2"/>
            </draw:line>
            <draw:line draw:style-name="gr1" draw:text-style-name="P1" draw:layer="layout" svg:x1="3cm" svg:y1="8cm" svg:x2="3cm" svg:y2="7.5cm">
              <text:p text:style-name="P2"/>
            </draw:line>
            <draw:line draw:style-name="gr1" draw:text-style-name="P1" draw:layer="layout" svg:x1="3.5cm" svg:y1="8cm" svg:x2="3.5cm" svg:y2="7.5cm">
              <text:p text:style-name="P2"/>
            </draw:line>
            <draw:line draw:style-name="gr1" draw:text-style-name="P1" draw:layer="layout" svg:x1="4cm" svg:y1="8cm" svg:x2="4cm" svg:y2="7.5cm">
              <text:p text:style-name="P2"/>
            </draw:line>
            <draw:line draw:style-name="gr1" draw:text-style-name="P1" draw:layer="layout" svg:x1="4.5cm" svg:y1="8cm" svg:x2="4.5cm" svg:y2="7.5cm">
              <text:p text:style-name="P2"/>
            </draw:line>
            <draw:line draw:style-name="gr1" draw:text-style-name="P1" draw:layer="layout" svg:x1="5cm" svg:y1="8cm" svg:x2="5cm" svg:y2="7.5cm">
              <text:p text:style-name="P2"/>
            </draw:line>
            <draw:custom-shape draw:style-name="gr2" draw:text-style-name="P1" draw:layer="layout" svg:width="0.4cm" svg:height="0.4cm" svg:x="2.292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2.8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3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8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3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8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3.75cm" svg:y1="7.5cm" svg:x2="3.75cm" svg:y2="6.5cm">
              <text:p text:style-name="P2"/>
            </draw:line>
            <draw:custom-shape draw:style-name="gr4" draw:text-style-name="P1" draw:layer="layout" svg:width="0.4cm" svg:height="0.4cm" svg:x="3.542cm" svg:y="6.792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2" draw:text-style-name="P1" draw:layer="layout" svg:width="0.4cm" svg:height="0.4cm" svg:x="6.3cm" svg:y="8cm">
              <text:p text:style-name="P2"/>
  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6.5cm" svg:y1="6.5cm" svg:x2="6.5cm" svg:y2="8cm">
              <text:p text:style-name="P2"/>
            </draw:line>
            <draw:custom-shape draw:style-name="gr4" draw:text-style-name="P1" draw:layer="layout" svg:width="0.4cm" svg:height="0.4cm" svg:x="6.3cm" svg:y="6.8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3.75cm" svg:y1="6.5cm" svg:x2="6.5cm" svg:y2="6.5cm">
              <text:p text:style-name="P2"/>
            </draw:line>
            <draw:line draw:style-name="gr3" draw:text-style-name="P1" draw:layer="layout" svg:x1="5cm" svg:y1="6.5cm" svg:x2="5cm" svg:y2="5.5cm">
              <text:p text:style-name="P2"/>
            </draw:line>
            <draw:custom-shape draw:style-name="gr4" draw:text-style-name="P1" draw:layer="layout" svg:width="0.4cm" svg:height="0.4cm" svg:x="4.8cm" svg:y="5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draw:g>
          <draw:frame draw:style-name="gr5" draw:text-style-name="P3" draw:layer="layout" svg:width="0.904cm" svg:height="0.645cm" svg:x="2.048cm" svg:y="5.178cm">
            <draw:text-box>
              <text:p text:style-name="P2"><text:span text:style-name="T1">(c)</text:span></text:p>
            </draw:text-box>
          </draw:frame>
        </draw:g>
        <draw:g>
          <draw:g>
            <draw:line draw:style-name="gr1" draw:text-style-name="P1" draw:layer="layout" svg:x1="11.5cm" svg:y1="7cm" svg:x2="14cm" svg:y2="7cm">
              <text:p text:style-name="P2"/>
            </draw:line>
            <draw:line draw:style-name="gr1" draw:text-style-name="P1" draw:layer="layout" svg:x1="11.5cm" svg:y1="8cm" svg:x2="11.5cm" svg:y2="7cm">
              <text:p text:style-name="P2"/>
            </draw:line>
            <draw:line draw:style-name="gr1" draw:text-style-name="P1" draw:layer="layout" svg:x1="12cm" svg:y1="8cm" svg:x2="12cm" svg:y2="7cm">
              <text:p text:style-name="P2"/>
            </draw:line>
            <draw:line draw:style-name="gr1" draw:text-style-name="P1" draw:layer="layout" svg:x1="12.5cm" svg:y1="8cm" svg:x2="12.5cm" svg:y2="7cm">
              <text:p text:style-name="P2"/>
            </draw:line>
            <draw:line draw:style-name="gr1" draw:text-style-name="P1" draw:layer="layout" svg:x1="13cm" svg:y1="8cm" svg:x2="13cm" svg:y2="7cm">
              <text:p text:style-name="P2"/>
            </draw:line>
            <draw:line draw:style-name="gr1" draw:text-style-name="P1" draw:layer="layout" svg:x1="13.5cm" svg:y1="8cm" svg:x2="13.5cm" svg:y2="7cm">
              <text:p text:style-name="P2"/>
            </draw:line>
            <draw:line draw:style-name="gr1" draw:text-style-name="P1" draw:layer="layout" svg:x1="14cm" svg:y1="8cm" svg:x2="14cm" svg:y2="7cm">
              <text:p text:style-name="P2"/>
            </draw:line>
            <draw:custom-shape draw:style-name="gr2" draw:text-style-name="P1" draw:layer="layout" svg:width="0.4cm" svg:height="0.4cm" svg:x="11.292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1.8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2.3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2.8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3.3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3.8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12.75cm" svg:y1="7cm" svg:x2="12.75cm" svg:y2="6.5cm">
              <text:p text:style-name="P2"/>
            </draw:line>
            <draw:custom-shape draw:style-name="gr2" draw:text-style-name="P1" draw:layer="layout" svg:width="0.4cm" svg:height="0.4cm" svg:x="15.3cm" svg:y="8cm">
              <text:p text:style-name="P2"/>
  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15.5cm" svg:y1="6.5cm" svg:x2="15.5cm" svg:y2="8cm">
              <text:p text:style-name="P2"/>
            </draw:line>
            <draw:custom-shape draw:style-name="gr4" draw:text-style-name="P1" draw:layer="layout" svg:width="0.4cm" svg:height="0.4cm" svg:x="15.3cm" svg:y="6.8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12.75cm" svg:y1="6.5cm" svg:x2="15.5cm" svg:y2="6.5cm">
              <text:p text:style-name="P2"/>
            </draw:line>
            <draw:line draw:style-name="gr3" draw:text-style-name="P1" draw:layer="layout" svg:x1="14cm" svg:y1="6.5cm" svg:x2="14cm" svg:y2="5.5cm">
              <text:p text:style-name="P2"/>
            </draw:line>
            <draw:custom-shape draw:style-name="gr4" draw:text-style-name="P1" draw:layer="layout" svg:width="0.4cm" svg:height="0.4cm" svg:x="13.8cm" svg:y="5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1.3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1.8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2.3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2.8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3.3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3.8cm" svg:y="7.3cm">
              <text:p text:style-name="P2"/>
  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draw:g>
          <draw:frame draw:style-name="gr5" draw:text-style-name="P3" draw:layer="layout" svg:width="0.921cm" svg:height="0.645cm" svg:x="11.04cm" svg:y="5.178cm">
            <draw:text-box>
              <text:p text:style-name="P2"><text:span text:style-name="T1">(d)</text:span></text:p>
            </draw:text-box>
          </draw:frame>
        </draw:g>
        <draw:g>
          <draw:custom-shape draw:style-name="gr6" draw:text-style-name="P1" draw:layer="layout" svg:width="3.5cm" svg:height="1.75cm" svg:x="15.473cm" svg:y="0.329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cm" svg:height="0.4cm" svg:x="15.773cm" svg:y="0.629cm">
            <text:p text:style-name="P2"/>
            <draw:enhanced-geometry svg:viewBox="0 0 21600 21600" draw:mirror-horizontal="false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" draw:text-style-name="P1" draw:layer="layout" svg:width="0.4cm" svg:height="0.4cm" svg:x="15.773cm" svg:y="1.329cm">
            <text:p text:style-name="P2"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3" draw:layer="layout" svg:width="1.459cm" svg:height="0.645cm" svg:x="16.223cm" svg:y="1.257cm">
            <draw:text-box>
              <text:p text:style-name="P2"><text:span text:style-name="T1">Image</text:span></text:p>
            </draw:text-box>
          </draw:frame>
          <draw:frame draw:style-name="gr5" draw:text-style-name="P3" draw:layer="layout" svg:width="2.606cm" svg:height="0.645cm" svg:x="16.223cm" svg:y="0.507cm">
            <draw:text-box>
              <text:p text:style-name="P2"><text:span text:style-name="T1">Credential file</text:span></text:p>
            </draw:text-box>
          </draw:frame>
        </draw:g>
        <draw:frame draw:style-name="gr5" draw:text-style-name="P3" draw:layer="layout" svg:width="2.991cm" svg:height="0.645cm" svg:x="5.755cm" svg:y="3cm">
          <draw:text-box>
            <text:p text:style-name="P2"><text:span text:style-name="T1">client directories</text:span></text:p>
          </draw:text-box>
        </draw:frame>
        <draw:frame draw:style-name="gr5" draw:text-style-name="P3" draw:layer="layout" svg:width="1.996cm" svg:height="0.645cm" svg:x="2.752cm" svg:y="8.5cm">
          <draw:text-box>
            <text:p text:style-name="P2"><text:span text:style-name="T1">templates</text:span></text:p>
          </draw:text-box>
        </draw:frame>
        <draw:frame draw:style-name="gr5" draw:text-style-name="P3" draw:layer="layout" svg:width="1.996cm" svg:height="0.645cm" svg:x="2.752cm" svg:y="3.5cm">
          <draw:text-box>
            <text:p text:style-name="P2"><text:span text:style-name="T1">templates</text:span></text:p>
          </draw:text-box>
        </draw:frame>
        <draw:frame draw:style-name="gr5" draw:text-style-name="P3" draw:layer="layout" svg:width="1.552cm" svg:height="1.039cm" svg:x="5.724cm" svg:y="8.5cm">
          <draw:text-box>
            <text:p text:style-name="P2"><text:span text:style-name="T1">shared</text:span></text:p>
            <text:p text:style-name="P4"><text:span text:style-name="T1">image</text:span></text:p>
          </draw:text-box>
        </draw:frame>
        <draw:frame draw:style-name="gr5" draw:text-style-name="P3" draw:layer="layout" svg:width="1.552cm" svg:height="1.039cm" svg:x="14.724cm" svg:y="8.5cm">
          <draw:text-box>
            <text:p text:style-name="P2"><text:span text:style-name="T1">shared</text:span></text:p>
            <text:p text:style-name="P4"><text:span text:style-name="T1">image</text:span></text:p>
          </draw:text-box>
        </draw:frame>
        <draw:frame draw:style-name="gr5" draw:text-style-name="P5" draw:layer="layout" svg:width="1.611cm" svg:height="1.039cm" svg:x="11.945cm" svg:y="8.5cm">
          <draw:text-box>
            <text:p text:style-name="P4"><text:span text:style-name="T1">private</text:span></text:p>
            <text:p text:style-name="P4"><text:span text:style-name="T1">images</text:span></text:p>
          </draw:text-box>
        </draw:frame>
        <draw:frame draw:style-name="gr5" draw:text-style-name="P5" draw:layer="layout" svg:width="1.611cm" svg:height="1.039cm" svg:x="12.195cm" svg:y="2.5cm">
          <draw:text-box>
            <text:p text:style-name="P4"><text:span text:style-name="T1">private</text:span></text:p>
            <text:p text:style-name="P4"><text:span text:style-name="T1">im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en" style:country-asian="GB" style:font-family-complex="'DejaVu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uss</meta:initial-creator>
    <meta:creation-date>2006-11-21T15:47:56</meta:creation-date>
    <dc:creator>Russ</dc:creator>
    <dc:date>2006-11-23T10:15:20</dc:date>
    <dc:language>en-GB</dc:language>
    <meta:editing-cycles>6</meta:editing-cycles>
    <meta:editing-duration>PT2H12M0S</meta:editing-duration>
    <meta:user-defined meta:name="Info 1"/>
    <meta:user-defined meta:name="Info 2"/>
    <meta:user-defined meta:name="Info 3"/>
    <meta:user-defined meta:name="Info 4"/>
    <meta:document-statistic meta:object-count="110"/>
  </office:meta>
</office:document-meta>
</file>